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style:vertical-align="automatic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76766666666667cm"/>
    </style:style>
    <style:style style:name="co3" style:family="table-column">
      <style:table-column-properties fo:break-before="auto" style:column-width="6.2865cm"/>
    </style:style>
    <style:style style:name="co4" style:family="table-column">
      <style:table-column-properties fo:break-before="auto" style:column-width="4.72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4">
            <text:p>Numéro</text:p>
          </table:table-cell>
          <table:table-cell office:value-type="string" table:style-name="ce4">
            <text:p>Nom <text:s/>DRT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" table:style-name="ce2">
            <text:p>1</text:p>
          </table:table-cell>
          <table:table-cell office:value-type="string" table:style-name="ce3">
            <text:p>Mostagame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2" table:style-name="ce2">
            <text:p>2</text:p>
          </table:table-cell>
          <table:table-cell office:value-type="string" table:style-name="ce3">
            <text:p>Khenchela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tresor</meta:initial-creator>
    <dc:creator>tresor</dc:creator>
    <meta:creation-date>2024-02-28T07:59:41Z</meta:creation-date>
    <dc:date>2024-02-28T08:09:43Z</dc:date>
  </office:meta>
</office:document-meta>
</file>